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0000000760000002968701CA07B3C16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4" style:family="paragraph" style:parent-style-name="Standard">
      <style:text-properties style:font-name="Calibri" fo:font-size="24pt" fo:font-weight="bold" style:font-size-asian="24pt" style:font-weight-asian="bold" style:font-size-complex="24pt" style:font-weight-complex="bold"/>
    </style:style>
    <style:style style:name="P5" style:family="paragraph" style:parent-style-name="Standard">
      <style:text-properties style:font-name="Calibri" fo:font-size="12pt" style:font-size-asian="12pt" style:font-size-complex="12pt"/>
    </style:style>
    <style:style style:name="P6"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7"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style:style>
    <style:style style:name="P8"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10" style:family="paragraph" style:parent-style-name="Standard">
      <style:text-properties fo:font-variant="normal" fo:text-transform="none" fo:color="#336633" loext:opacity="100%" style:font-name="Calibri" fo:font-size="24pt" fo:font-weight="normal" style:font-size-asian="24pt" style:font-weight-asian="normal" style:font-size-complex="24pt" style:font-weight-complex="normal"/>
    </style:style>
    <style:style style:name="P11" style:family="paragraph" style:parent-style-name="Titulo">
      <style:paragraph-properties fo:text-align="end" style:justify-single-word="false"/>
      <style:text-properties fo:font-variant="normal" fo:text-transform="none"/>
    </style:style>
    <style:style style:name="P12" style:family="paragraph" style:parent-style-name="Standard">
      <style:text-properties fo:text-transform="uppercase" fo:color="#336633" loext:opacity="100%" style:font-name="Calibri" fo:font-size="24pt" fo:font-weight="bold" style:font-size-asian="24pt" style:font-weight-asian="bold" style:font-size-complex="24pt" style:font-weight-complex="bold"/>
    </style:style>
    <style:style style:name="P13" style:family="paragraph" style:parent-style-name="Text_20_body">
      <style:text-properties fo:color="#336633" loext:opacity="100%" fo:font-size="14pt" style:font-size-asian="14pt" style:font-size-complex="14pt"/>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16" style:family="paragraph" style:parent-style-name="Text_20_body">
      <style:text-properties style:text-underline-style="solid" style:text-underline-width="auto" style:text-underline-color="font-color" fo:font-weight="bold" style:font-weight-asian="bold" style:font-weight-complex="bold"/>
    </style:style>
    <style:style style:name="P17" style:family="paragraph" style:parent-style-name="Standard" style:master-page-name="Standard">
      <style:paragraph-properties style:page-number="auto"/>
    </style:style>
    <style:style style:name="P18" style:family="paragraph" style:parent-style-name="Standard">
      <style:text-properties style:font-name="Calibri" fo:font-size="12pt" style:font-size-asian="12pt" style:font-size-complex="12pt"/>
    </style:style>
    <style:style style:name="P19"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c26b6" style:font-size-asian="12pt" style:font-size-complex="12pt"/>
    </style:style>
    <style:style style:name="P20" style:family="paragraph" style:parent-style-name="Standard">
      <style:text-properties style:font-name="Calibri" fo:font-size="12pt" officeooo:paragraph-rsid="001c26b6" style:font-size-asian="12pt" style:font-size-complex="12pt"/>
    </style:style>
    <style:style style:name="P2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c26b6" style:text-blinking="false" fo:background-color="transparent" style:font-size-asian="12pt" style:font-size-complex="12pt"/>
    </style:style>
    <style:style style:name="P2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c26b6"/>
    </style:style>
    <style:style style:name="P23" style:family="paragraph" style:parent-style-name="Standard" style:master-page-name="First_20_Page">
      <style:paragraph-properties style:page-number="auto"/>
      <style:text-properties officeooo:paragraph-rsid="001c26b6"/>
    </style:style>
    <style:style style:name="P24" style:family="paragraph" style:parent-style-name="Standard">
      <style:text-properties officeooo:paragraph-rsid="001c26b6"/>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c26b6" style:font-size-asian="24pt" style:font-weight-asian="bold" style:font-size-complex="24pt" style:font-weight-complex="bold"/>
    </style:style>
    <style:style style:name="P27"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c26b6" style:text-blinking="false" fo:background-color="transparent" loext:padding="0cm" loext:border="none"/>
    </style:style>
    <style:style style:name="P28"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c26b6" style:text-blinking="false" fo:background-color="transparent" style:font-size-asian="12pt" style:font-size-complex="12pt"/>
    </style:style>
    <style:style style:name="P29"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c26b6"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font-weight="bold" style:font-name-asian="Webdings" style:font-size-asian="14pt" style:font-weight-asian="bold" style:font-name-complex="Webdings" style:font-size-complex="14pt" style:font-weight-complex="bold"/>
    </style:style>
    <style:style style:name="T5" style:family="text">
      <style:text-properties fo:font-weight="bold" style:font-weight-asian="bold" style:font-weight-complex="bold"/>
    </style:style>
    <style:style style:name="T6" style:family="text">
      <style:text-properties fo:font-variant="normal" fo:text-transform="none" fo:color="#000000" loext:opacity="100%" style:text-line-through-style="none" style:text-line-through-type="none" style:font-name="Calibri" fo:font-size="12pt"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c26b6"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c26b6" style:text-blinking="false" fo:background-color="transparent" loext:char-shading-value="0" style:font-size-asian="36pt" style:font-size-complex="36pt"/>
    </style:style>
    <style:style style:name="T13" style:family="text">
      <style:text-properties style:font-name="Calibri" fo:font-size="12pt" style:font-size-asian="12pt" style:font-size-complex="12pt"/>
    </style:style>
    <style:style style:name="T14" style:family="text">
      <style:text-properties style:text-position="sub 58%"/>
    </style:style>
    <style:style style:name="T15" style:family="text">
      <style:text-properties style:text-position="super 58%"/>
    </style:style>
    <style:style style:name="T16" style:family="text">
      <style:text-properties fo:font-style="italic" style:font-style-asian="italic" style:font-style-complex="italic"/>
    </style:style>
    <style:style style:name="T17" style:family="text">
      <style:text-properties officeooo:rsid="0018fe50"/>
    </style:style>
    <style:style style:name="T18" style:family="text">
      <style:text-properties officeooo:rsid="001ad362"/>
    </style:style>
    <style:style style:name="T19"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0" style:family="text">
      <style:text-properties fo:color="#1155cc" loext:opacity="100%" style:text-underline-style="solid" style:text-underline-width="auto" style:text-underline-color="font-color"/>
    </style:style>
    <style:style style:name="T21" style:family="text">
      <style:text-properties officeooo:rsid="002332ea"/>
    </style:style>
    <style:style style:name="T22"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draw:frame draw:style-name="fr1" draw:name="Marco1" text:anchor-type="page" text:anchor-page-number="1" svg:x="1.984cm" svg:y="16.958cm" svg:width="17.009cm" draw:z-index="0">
        <draw:text-box fo:min-height="2.224cm">
          <text:p text:style-name="P6"/>
          <text:p text:style-name="P6"><text:user-field-get text:name="Modulo">Computer Systems</text:user-field-get></text:p>
          <text:p text:style-name="P6">CFGS DAW</text:p>
        </draw:text-box>
      </draw:frame>
      <text:p text:style-name="P23"/>
      <text:p text:style-name="P24"/>
      <text:p text:style-name="P24"/>
      <text:p text:style-name="P24"/>
      <text:p text:style-name="P26"><text:span text:style-name="T8">Computer Systems – </text:span><text:span text:style-name="T9">Activities</text:span><text:span text:style-name="T10"><text:line-break/></text:span><text:span text:style-name="T11">UD 0</text:span><text:span text:style-name="T12">1</text:span><text:span text:style-name="T11">. </text:span><text:span text:style-name="T19"><text:user-field-get text:name="Tema">Information Representation</text:user-field-get></text:span></text:p>
      <text:p text:style-name="P27"><draw:frame draw:style-name="fr2" draw:name="Imagen6" text:anchor-type="as-char" svg:width="1.244cm" svg:height="0.159cm" draw:z-index="2"><draw:image xlink:href="Pictures/100000010000002F00000006F3EBFA0F8BCC7CC5.png" xlink:type="simple" xlink:show="embed" xlink:actuate="onLoad" draw:mime-type="image/png"/></draw:frame></text:p>
      <text:p text:style-name="P24"/>
      <text:p text:style-name="P24"/>
      <text:p text:style-name="P24"/>
      <text:p text:style-name="P24"/>
      <text:p text:style-name="P24"/>
      <text:p text:style-name="P28"><text:s/>Sergio García / Alfredo Oltra</text:p>
      <text:p text:style-name="P21"><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0">s</text:span></text:a></text:p>
      <text:p text:style-name="P22"><text:a xlink:type="simple" xlink:href="mailto:alfredo.oltra@ceedcv.es" text:style-name="Internet_20_link" text:visited-style-name="Visited_20_Internet_20_Link"><text:span text:style-name="T13">alfredo.oltra</text:span></text:a><text:a xlink:type="simple" xlink:href="mailto:alfredo.oltra@ceedcv.es" text:style-name="Internet_20_link" text:visited-style-name="Visited_20_Internet_20_Link"><text:span text:style-name="T13">@</text:span></text:a><text:a xlink:type="simple" xlink:href="mailto:alfredo.oltra@ceedcv.es" text:style-name="Internet_20_link" text:visited-style-name="Visited_20_Internet_20_Link"><text:span text:style-name="T13">ceedcv.e</text:span></text:a><text:a xlink:type="simple" xlink:href="mailto:alfredo.oltra@ceedcv.es" text:style-name="Internet_20_link" text:visited-style-name="Visited_20_Internet_20_Link"><text:span text:style-name="T7">s</text:span></text:a></text:p>
      <text:p text:style-name="P29">20<text:span text:style-name="T21">22</text:span>/20<text:span text:style-name="T22">2</text:span><text:span text:style-name="T21">3</text:span></text:p>
      <text:p text:style-name="P19"><text:tab/><text:tab/><text:tab/><text:tab/><text:tab/><text:tab/><text:tab/><text:tab/><text:tab/><text:tab/>Versión:<text:date style:data-style-name="N104" text:date-value="2022-06-01T11:46:36.407999843">220601</text:date>.<text:time style:data-style-name="N105" text:time-value="2022-06-01T11:46:36.407999843">1146</text:time></text:p>
      <text:p text:style-name="P20"/>
      <text:p text:style-name="P5"/>
      <text:p text:style-name="P5"/>
      <text:p text:style-name="P5"/>
      <text:p text:style-name="P5"/>
      <text:p text:style-name="Standard"/>
      <text:p text:style-name="P13"><text:soft-page-break/>Licencia</text:p>
      <text:p text:style-name="Standard"/>
      <text:p text:style-name="P3"><draw:frame draw:style-name="fr3" draw:name="gráficos3" text:anchor-type="paragraph" svg:x="0.741cm" svg:y="0cm" svg:width="2cm" svg:height="0.7cm" draw:z-index="1"><draw:image xlink:href="Pictures/10000000000000760000002968701CA07B3C1689.png" xlink:type="simple" xlink:show="embed" xlink:actuate="onLoad" draw: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3">Nomenclatura</text:p>
      <text:p text:style-name="Text_20_body"/>
      <text:p text:style-name="Text_20_body">A lo largo de este tema se utilizarán distintos símbolos para distinguir elementos importantes dentro del contenido. Estos símbolos son:</text:p>
      <text:p text:style-name="Text_20_body"/>
      <text:p text:style-name="P14"><text:span text:style-name="T3"> </text:span>Actividad opcional. Normalmente hace referencia a un contenido que se ha comentado en la documentación <text:s/>por encima o <text:s/>que no se ha hecho, pero es interesante que le alumno investigue y practique. Son tipos de actividades que no entran para examen</text:p>
      <text:p text:style-name="Text_20_body"/>
      <text:p text:style-name="P14"><text:span text:style-name="T3"> </text:span>Atención. Hace referencia a un tipo de actividad donde los alumnos suelen cometer equivocaciones. </text:p>
      <text:p text:style-name="P14"/>
      <text:p text:style-name="P14"/>
      <text:h text:style-name="Heading_20_1" text:outline-level="1" text:is-list-header="true"/>
      <text:p text:style-name="Standard"/>
      <text:p text:style-name="Standard"/>
      <text:p text:style-name="Standard"/>
      <text:p text:style-name="P17"/>
      <text:p text:style-name="Titulo">UD0<text:user-field-get text:name="NumeroTema">2</text:user-field-get>. <text:user-field-get text:name="Tema">Information Representation</text:user-field-get></text:p>
      <text:p text:style-name="P11">Activities</text:p>
      <text:p text:style-name="Titulo"/>
      <text:p text:style-name="Standard"/>
      <text:p text:style-name="Text_20_body"><text:span text:style-name="T5">(1) </text:span>Convert to decimal the following values:<text:tab/></text:p>
      <text:p text:style-name="Text_20_body"><text:tab/>a) 1001<text:span text:style-name="T14">(2</text:span> <text:s/><text:tab/>b) 110010<text:span text:style-name="T14">(2</text:span><text:tab/>c) 1010<text:span text:style-name="T14">(2</text:span><text:tab/>d) 100101,101<text:span text:style-name="T14">(2</text:span><text:tab/>e) 1011<text:span text:style-name="T14">(2</text:span><text:tab/></text:p>
      <text:p text:style-name="Text_20_body"/>
      <text:p text:style-name="Text_20_body"><text:span text:style-name="T5">(2)</text:span> Convert to binary the following values:<text:tab/></text:p>
      <text:p text:style-name="Text_20_body"><text:tab/>a) 8<text:span text:style-name="T14">(10</text:span> <text:tab/><text:tab/>b) 512<text:span text:style-name="T14">(10</text:span><text:tab/>c) 20,625<text:span text:style-name="T14">(10</text:span><text:tab/>d) 255<text:span text:style-name="T14">(10</text:span><text:tab/><text:tab/>e) 3560,75<text:span text:style-name="T14">(10</text:span></text:p>
      <text:p text:style-name="Text_20_body"/>
      <text:p text:style-name="Text_20_body"><text:span text:style-name="T5">(3)</text:span> Convert to hex the following values:<text:tab/></text:p>
      <text:p text:style-name="Text_20_body"><text:tab/>a) 100100101<text:span text:style-name="T14">(2</text:span><text:tab/>b) 1000000000<text:span text:style-name="T14">(2</text:span> <text:tab/>c) 1001001<text:span text:style-name="T14">(2</text:span><text:tab/><text:tab/>d) 11111<text:span text:style-name="T14">(2</text:span><text:tab/></text:p>
      <text:p text:style-name="Text_20_body"/>
      <text:p text:style-name="Text_20_body"><text:span text:style-name="T5">(4)</text:span> Convert to binary the following values:<text:tab/></text:p>
      <text:p text:style-name="Text_20_body"><text:tab/>a) <text:s/>5A43<text:span text:style-name="T14">(16</text:span><text:tab/>b) BEA<text:span text:style-name="T14">(16</text:span><text:tab/>c) 23A<text:span text:style-name="T14">(16</text:span> <text:tab/>d) 100<text:span text:style-name="T14">(16</text:span><text:tab/><text:tab/>e) F410<text:span text:style-name="T14">(16</text:span><text:tab/></text:p>
      <text:p text:style-name="Text_20_body"/>
      <text:p text:style-name="Text_20_body"><text:span text:style-name="T5">(5)</text:span> Convert to octal the following values:<text:tab/></text:p>
      <text:p text:style-name="Text_20_body"><text:tab/>a) 100101<text:span text:style-name="T14">(2</text:span><text:tab/>b) 11101<text:span text:style-name="T14">(2</text:span><text:tab/>c) 110011<text:span text:style-name="T14">(2</text:span><text:tab/>d) 100<text:span text:style-name="T14">(2</text:span><text:tab/><text:tab/>e) 11010101<text:span text:style-name="T14">(2</text:span></text:p>
      <text:p text:style-name="Text_20_body"/>
      <text:p text:style-name="Text_20_body"><text:span text:style-name="T5">(6)</text:span> Convert to binary the following values:<text:tab/></text:p>
      <text:p text:style-name="Text_20_body"><text:tab/>a) 521<text:span text:style-name="T14">(8</text:span><text:tab/>b) 1234<text:span text:style-name="T14">(8</text:span><text:tab/>c) 100<text:span text:style-name="T14">(8</text:span><text:tab/><text:tab/>d) 7543<text:span text:style-name="T14">(8</text:span><text:tab/><text:tab/>e) 111<text:span text:style-name="T14">(8</text:span></text:p>
      <text:p text:style-name="Text_20_body"/>
      <text:p text:style-name="Text_20_body"><text:span text:style-name="T5">(7) </text:span>Convert to decimal the following values:<text:tab/></text:p>
      <text:p text:style-name="Text_20_body"><text:tab/>a) F2A3<text:span text:style-name="T14">(16</text:span><text:tab/>b) 4227<text:span text:style-name="T14">(16</text:span><text:tab/>c) 4227<text:span text:style-name="T14">(8</text:span><text:tab/>d) AAFF<text:span text:style-name="T14">(16</text:span><text:tab/></text:p>
      <text:p text:style-name="Text_20_body"/>
      <text:p text:style-name="Text_20_body"><text:span text:style-name="T5">(8)</text:span> Convert to hex the following values:<text:tab/></text:p>
      <text:p text:style-name="Text_20_body"><text:tab/>a) 16<text:span text:style-name="T14">(10</text:span><text:tab/><text:tab/>b) 427<text:span text:style-name="T14">(10</text:span><text:tab/>c) 255<text:span text:style-name="T14">(10</text:span><text:tab/>d) 534<text:span text:style-name="T14">(10</text:span></text:p>
      <text:p text:style-name="Text_20_body"/>
      <text:p text:style-name="Text_20_body"><text:span text:style-name="T5">(9) </text:span>Convert to octal the following values:<text:tab/></text:p>
      <text:p text:style-name="Text_20_body"><text:tab/>a) 16<text:span text:style-name="T14">(10</text:span><text:tab/><text:tab/>b) 427<text:span text:style-name="T14">(10<text:tab/></text:span>c) 255<text:span text:style-name="T14">(10</text:span><text:tab/>d) 534<text:span text:style-name="T14">(10</text:span></text:p>
      <text:p text:style-name="Text_20_body"><text:span text:style-name="T5">(10)</text:span> Add the numbers 45 + 31 in binary code. Check the result by performing the conversion to decimal.</text:p>
      <text:p text:style-name="P14"/>
      <text:p text:style-name="Text_20_body"><text:soft-page-break/><text:span text:style-name="T5">(11)</text:span> <text:span text:style-name="T3"> </text:span>Subtract the numbers 80 – 46 in binary code. Check the result by performing the conversion to decimal.</text:p>
      <text:p text:style-name="Text_20_body"/>
      <text:p text:style-name="Text_20_body"><text:span text:style-name="T5">(12)</text:span> Subtract the numbers 109 – 23 in binary code. Check the result by performing the conversion to decimal.</text:p>
      <text:p text:style-name="Text_20_body"/>
      <text:p text:style-name="Text_20_body"><text:span text:style-name="T5">(13) </text:span>Multiply the numbers 30 * 6 in binary code. Check the result by performing the conversion to decimal.</text:p>
      <text:p text:style-name="Text_20_body"><text:tab/></text:p>
      <text:p text:style-name="Text_20_body"><text:span text:style-name="T5">(14) </text:span>What is the negative representation of 58 in binary code? Give the result in sign and magnitude, 1's complement, 2's complement and Excess-K with K = 2<text:span text:style-name="T15">n-1</text:span> , all for a value of 8-bit word.</text:p>
      <text:p text:style-name="P14"/>
      <text:p text:style-name="P14"><text:span text:style-name="T5"><text:s text:c="2"/>(15)</text:span> What is the decimal value of 10101010 if it is represented using Excess-K with K = 2<text:span text:style-name="T15">n-1</text:span>? </text:p>
      <text:p text:style-name="P14"/>
      <text:p text:style-name="Text_20_body"><text:span text:style-name="T5">(16)</text:span> Perform the following logical operations: <text:tab/></text:p>
      <text:p text:style-name="Text_20_body">a) NOT (10001001 OR <text:s/>10111001)<text:tab/><text:tab/>b) 11011011 XOR <text:s/>10111001 <text:tab/></text:p>
      <text:p text:style-name="Text_20_body">c) 00000111 AND 11111111<text:tab/><text:tab/>d) 00000111 XOR 11111111 <text:tab/></text:p>
      <text:p text:style-name="Text_20_body"/>
      <text:p text:style-name="Text_20_body"><text:span text:style-name="T5">(17)</text:span> <text:span text:style-name="T3"> </text:span>How many bits I need to represent the number 62?</text:p>
      <text:p text:style-name="Text_20_body"><text:tab/></text:p>
      <text:p text:style-name="Text_20_body"><text:span text:style-name="T5">(18) </text:span><text:span text:style-name="T3"> </text:span>With a 12 bits binary number, how many numbers can we represent?</text:p>
      <text:p text:style-name="Text_20_body"/>
      <text:p text:style-name="Text_20_body"><text:span text:style-name="T5">(19) </text:span>What is UNICODE? How many bits use it to encode? </text:p>
      <text:p text:style-name="Text_20_body"/>
      <text:p text:style-name="Text_20_body"><text:span text:style-name="T5">(20)</text:span> Encode in decimal, octal and hex the phrase “Sistemas de representación” using the ASCII code. Note that the o is accentuated.</text:p>
      <text:p text:style-name="Text_20_body"/>
      <text:p text:style-name="Text_20_body"><text:span text:style-name="T5">(21)</text:span> <text:span text:style-name="T3"> </text:span>What is the decimal value of C19E0000? The number is represented using 32 bits IEEE754</text:p>
      <text:p text:style-name="Text_20_body"/>
      <text:p text:style-name="Text_20_body"><text:span text:style-name="T5">(22)</text:span> Perform the following conversions: <text:tab/></text:p>
      <text:p text:style-name="Text_20_body">a) 34 TB → MB<text:tab/>b) 1200 GB → EB<text:tab/>c) <text:span text:style-name="T3"> </text:span>100 Mb → kB<text:tab/>d) <text:s/><text:span text:style-name="T3"> </text:span>6Mb/s → GB/week</text:p>
      <text:p text:style-name="Text_20_body"/>
      <text:p text:style-name="Text_20_body"><text:span text:style-name="T5">(23) </text:span><text:span text:style-name="T4"></text:span> Divide the numbers 105/5 in binary code. Check the result by performing the conversion to decimal.</text:p>
      <text:p text:style-name="Text_20_body"><text:soft-page-break/><text:span text:style-name="T5">(24)</text:span> How long will it take (maximum) to download a 3.5GB movie if your Internet provider tells you that it provides 100 Mb/s ? And if they told you that the error rate is 5% ?</text:p>
      <text:p text:style-name="Text_20_body"><text:span text:style-name="T5">(25)</text:span> <text:s/>In computer systems, when representing a colour an RGB coding is used, so that any colour is defined by the amount of Red, Green and Blue that it contains. The range of values each component can take depends on what is called<text:span text:style-name="T16"> colour depth</text:span>, but a general value could be 255 (or 11111111 or FF). In this way the red colour would be represented by 255,0,0 or 1111111100000000000000000000(<text:span text:style-name="T14">2</text:span> o FF0000<text:span text:style-name="T14">16</text:span> and an orange would be something like 255,128,0 or 111111111000000000000000000000000000000000000(<text:span text:style-name="T14">2</text:span> o FF8000<text:span text:style-name="T14">(16</text:span>.</text:p>
      <text:p text:style-name="Text_20_body">With this information, you must draw (with colours obviously), the image that represents the binary code that is indicated below. To do this, use the HTML code provided. The only thing you have to do is change the colour by the code in each of the <text:span text:style-name="T16">&lt;td&gt;</text:span> of the code. By default is green (#00FF00). The image is 6 x 6 pixels (or cells ;) :</text:p>
      <text:p text:style-name="Text_20_body"/>
      <text:p text:style-name="Text_20_body">000000001111111100000000 <text:s/>000000001111111100000000 <text:s/>000000001111101000101000 <text:s/></text:p>
      <text:p text:style-name="Text_20_body">000000001111101000101000 <text:s/>000000001111111100000000 <text:s/>000000001111111100000000</text:p>
      <text:p text:style-name="Text_20_body">000000001111111100000000 <text:s/>000000001111101000101000 <text:s/>101010101010101011111111</text:p>
      <text:p text:style-name="Text_20_body">101010101010101011111111 <text:s/>000000001111101000101000 <text:s/>000000001111111100000000 <text:s/></text:p>
      <text:p text:style-name="Text_20_body">000000001111111100000000 <text:s/>000000001111101000101000 <text:s/>101010101010101011111111</text:p>
      <text:p text:style-name="Text_20_body">101010101010101011111111 <text:s/>000000001111101000101000 <text:s/>000000001111111100000000 <text:s/></text:p>
      <text:p text:style-name="Text_20_body">000000001111111100000000 <text:s/>000000001111101000101000 <text:s/>000000001111101000101000 <text:s/></text:p>
      <text:p text:style-name="Text_20_body">000000001111101000101000 <text:s/>000000001111101000101000 <text:s/>000000001111111100000000</text:p>
      <text:p text:style-name="Text_20_body">000000001111111100000000 <text:s/>111011101110111010101010 <text:s/>111011101110111010101010</text:p>
      <text:p text:style-name="Text_20_body">111011101110111010101010 <text:s/>111011101110111010101010 <text:s/>000000001111111100000000</text:p>
      <text:p text:style-name="Text_20_body">111011101101110101100110 <text:s/>000000001111111100000000 <text:s/>111011101101110101100110 <text:s/></text:p>
      <text:p text:style-name="Text_20_body">111011101101110101100110 <text:s/>000000001111111100000000 <text:s/>111011101101110101100110 <text:s/></text:p>
      <text:p text:style-name="P25"/>
      <text:p text:style-name="Text_20_body"><text:span text:style-name="T5">(26) </text:span><text:s/>To save memory many programmers use a word (as we study in unit 1, the minimum storage unit in memory that has a computer system) to indicate for each of the bits a state. For example, if the word is 4 bits you could use the first one to know if the player is alive, the second one to know if he plays with a keyboard or a joystick, the third one to know if he has extra life and the fourth one to know if it's a network game. Thus, instead of using 16 bits (4 data to be stored, each 4-bit), it only uses 4.</text:p>
      <text:p text:style-name="Text_20_body"><text:s/>The problem arises when you have to activate or deactivate one of these bits and, of course, get the value you save. With what you already know about binary operations, can you think of any way to do it easily?</text:p>
      <text:p text:style-name="Text_20_body"/>
      <text:p text:style-name="Text_20_body"/>
      <text:p text:style-name="Text_20_body"><text:soft-page-break/>For instance, with the word 0101: </text:p>
      <text:p text:style-name="Text_20_body"><text:s text:c="3"/>How can I activate bit 1 to get the word 0111? and disable bit 0 to get the word 0110? and how can i get the state of the bit 3 (zero)? </text:p>
      <text:p text:style-name="Text_20_body"/>
      <text:p text:style-name="P16">Share the solution of the last 3 exercises and your doubts in the forum! If a classmate has trouble with him or her, try to hel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number:date-style style:name="N30121" number:language="en" number:country="US">
      <number:year/>
      <number:month number:style="long"/>
      <number:day number:style="long"/>
    </number:date-style>
    <number:time-style style:name="N30122" number:language="en" number:country="US">
      <number:hours number:style="long"/>
      <number:minutes number:style="long"/>
    </number:tim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text:p text:style-name="Header"><text:span text:style-name="MT1"><text:user-field-get text:name="Modulo">Computer Systems</text:user-field-get></text:span><text:span text:style-name="MT1"><text:s/><text:tab/><text:tab/>UD0</text:span><text:span text:style-name="MT1"><text:user-field-get text:name="NumeroTema">2</text:user-field-get></text:span><text:span text:style-name="MT1">. </text:span><text:span text:style-name="MT1"><text:user-field-get text:name="Tema">Information Representation</text:user-field-get></text:span></text:p>
      </style:header>
      <style:footer>
        <text:user-field-decls>
          <text:user-field-decl office:value-type="string" office:string-value="2" text:name="NumeroTema"/>
        </text:user-field-decls>
        <text:p text:style-name="Footer"><text:span text:style-name="MT1">CGFS. Desarrollo de </text:span>Aplicaciones<text:span text:style-name="MT1"> WEB<text:tab/><text:tab/></text:span><text:span text:style-name="MT1"><text:user-field-get text:name="NumeroTema">2</text:user-field-get></text:span><text:span text:style-name="MT1">.</text:span><text:span text:style-name="MT1"><text:page-number text:select-page="current">6</text:page-number></text:span></text:p>
      </style:footer>
    </style:master-page>
    <style:master-page style:name="Landscape" style:page-layout-name="Mpm2" draw:style-name="Mdp1">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2T00:24:44</meta:creation-date>
    <meta:editing-duration>PT5H34M46S</meta:editing-duration>
    <meta:editing-cycles>22</meta:editing-cycles>
    <meta:generator>LibreOffice/7.3.2.2$Windows_X86_64 LibreOffice_project/49f2b1bff42cfccbd8f788c8dc32c1c309559be0</meta:generator>
    <dc:title>Plantilla CEED</dc:title>
    <meta:initial-creator>Alfredo Oltra Orengo</meta:initial-creator>
    <dc:date>2022-06-01T11:46:36.176000000</dc:date>
    <meta:document-statistic meta:table-count="0" meta:image-count="2" meta:object-count="0" meta:page-count="6" meta:paragraph-count="78" meta:word-count="1009" meta:character-count="6451" meta:non-whitespace-character-count="5392"/>
  </office:meta>
</office:document-meta>
</file>